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medium-content-title-font" svg:font-family="medium-content-title-font, Georgia, Cambria, 'Times New Roman', Times, 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paragraph">
      <style:text-properties fo:font-style="normal" officeooo:rsid="00381adc" officeooo:paragraph-rsid="00381adc" style:font-style-asian="normal" style:font-style-complex="normal"/>
    </style:style>
    <style:style style:name="P2" style:family="paragraph" style:parent-style-name="SBC_3a_paragraph">
      <style:text-properties officeooo:rsid="00381adc" officeooo:paragraph-rsid="00381adc"/>
    </style:style>
    <style:style style:name="P3" style:family="paragraph" style:parent-style-name="SBC_3a_paragraph">
      <style:paragraph-properties fo:margin-left="0cm" fo:margin-right="0cm" fo:margin-top="0.009cm" fo:margin-bottom="0cm" loext:contextual-spacing="false" fo:text-indent="0cm" style:auto-text-indent="false"/>
      <style:text-properties fo:font-size="10pt" fo:font-style="italic" officeooo:rsid="000d096d" officeooo:paragraph-rsid="000ea95a" fo:background-color="#eeeeee" style:font-size-asian="10pt" style:font-style-asian="italic" style:font-size-complex="10pt" style:font-style-complex="italic"/>
    </style:style>
    <style:style style:name="P4"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ffffff" style:font-size-asian="10.5pt" style:font-style-asian="normal" style:font-size-complex="12pt" style:font-style-complex="normal"/>
    </style:style>
    <style:style style:name="P5" style:family="paragraph" style:parent-style-name="SBC_3a_paragraph">
      <style:paragraph-properties fo:margin-left="0cm" fo:margin-right="0cm" fo:margin-top="0.009cm" fo:margin-bottom="0cm" loext:contextual-spacing="false" fo:text-indent="0cm" style:auto-text-indent="false"/>
      <style:text-properties fo:font-size="12pt" fo:font-style="normal" officeooo:rsid="000ea95a" officeooo:paragraph-rsid="000ea95a" fo:background-color="transparent" style:font-size-asian="12pt" style:font-style-asian="normal" style:font-size-complex="12pt" style:font-style-complex="normal"/>
    </style:style>
    <style:style style:name="P6" style:family="paragraph" style:parent-style-name="SBC_3a_paragraph">
      <style:paragraph-properties fo:margin-left="0cm" fo:margin-right="0cm" fo:text-indent="0cm" style:auto-text-indent="false"/>
      <style:text-properties fo:font-style="normal" officeooo:rsid="003887b7" officeooo:paragraph-rsid="003887b7" style:font-style-asian="normal" style:font-style-complex="normal"/>
    </style:style>
    <style:style style:name="P7" style:family="paragraph" style:parent-style-name="SBC_3a_paragraph">
      <style:paragraph-properties fo:margin-left="0cm" fo:margin-right="0cm" fo:text-indent="0cm" style:auto-text-indent="false"/>
      <style:text-properties fo:font-style="normal" officeooo:rsid="00158882" officeooo:paragraph-rsid="000d096d" style:font-style-asian="normal" style:font-style-complex="normal"/>
    </style:style>
    <style:style style:name="P8" style:family="paragraph" style:parent-style-name="SBC_3a_paragraph">
      <style:paragraph-properties fo:margin-left="0cm" fo:margin-right="0cm" fo:text-indent="0cm" style:auto-text-indent="false"/>
      <style:text-properties style:text-position="0% 100%" fo:font-style="normal" fo:font-weight="normal" officeooo:rsid="00395968" officeooo:paragraph-rsid="003b5344" style:font-style-asian="normal" style:font-weight-asian="normal" style:font-style-complex="normal" style:font-weight-complex="normal"/>
    </style:style>
    <style:style style:name="P9" style:family="paragraph" style:parent-style-name="SBC_3a_paragraph">
      <style:paragraph-properties fo:margin-left="0cm" fo:margin-right="0cm" fo:text-indent="0cm" style:auto-text-indent="false"/>
      <style:text-properties style:text-position="0% 100%" fo:font-style="normal" fo:font-weight="bold" officeooo:rsid="00395968" officeooo:paragraph-rsid="00395968" style:font-style-asian="normal" style:font-weight-asian="bold" style:font-style-complex="normal" style:font-weight-complex="bold"/>
    </style:style>
    <style:style style:name="P10" style:family="paragraph" style:parent-style-name="SBC_3a_paragraph_3a_first">
      <style:text-properties officeooo:rsid="000d096d" officeooo:paragraph-rsid="000d096d"/>
    </style:style>
    <style:style style:name="P11" style:family="paragraph" style:parent-style-name="SBC_3a_paragraph_3a_first">
      <style:text-properties fo:font-style="normal" officeooo:rsid="00381adc" officeooo:paragraph-rsid="00381adc" style:font-style-asian="normal" style:font-style-complex="normal"/>
    </style:style>
    <style:style style:name="P12" style:family="paragraph" style:parent-style-name="SBC_3a_paragraph_3a_first">
      <style:text-properties officeooo:rsid="00381adc" officeooo:paragraph-rsid="00381adc"/>
    </style:style>
    <style:style style:name="P13" style:family="paragraph" style:parent-style-name="SBC_3a_paragraph_3a_first">
      <style:text-properties style:text-position="0% 100%" fo:font-style="normal" fo:font-weight="normal" officeooo:rsid="00395968" officeooo:paragraph-rsid="00395968" style:font-style-asian="normal" style:font-weight-asian="normal" style:font-style-complex="normal" style:font-weight-complex="normal"/>
    </style:style>
    <style:style style:name="P14" style:family="paragraph" style:parent-style-name="SBC_3a_paragraph">
      <style:paragraph-properties fo:margin-top="0.009cm" fo:margin-bottom="0cm" loext:contextual-spacing="false"/>
      <style:text-properties fo:font-size="10pt" fo:font-style="italic" officeooo:rsid="000d096d" officeooo:paragraph-rsid="000d096d" fo:background-color="transparent" style:font-size-asian="10pt" style:font-style-asian="italic" style:font-size-complex="10pt" style:font-style-complex="italic"/>
    </style:style>
    <style:style style:name="P15" style:family="paragraph" style:parent-style-name="SBC_3a_paragraph">
      <style:paragraph-properties fo:margin-top="0.009cm" fo:margin-bottom="0cm" loext:contextual-spacing="false"/>
      <style:text-properties fo:font-size="10pt" fo:font-style="italic" officeooo:rsid="000d096d" officeooo:paragraph-rsid="000ea95a" fo:background-color="transparent" style:font-size-asian="10pt" style:font-style-asian="italic" style:font-size-complex="10pt" style:font-style-complex="italic"/>
    </style:style>
    <style:style style:name="P16" style:family="paragraph" style:parent-style-name="SBC_3a_reference">
      <style:paragraph-properties fo:margin-top="0cm" fo:margin-bottom="0cm" loext:contextual-spacing="false"/>
      <style:text-properties officeooo:rsid="002b9c4f" officeooo:paragraph-rsid="002b9c4f"/>
    </style:style>
    <style:style style:name="P17" style:family="paragraph" style:parent-style-name="SBC_3a_paragraph" style:list-style-name="L1">
      <style:text-properties fo:font-style="italic" officeooo:rsid="003887b7" officeooo:paragraph-rsid="003887b7" style:font-style-asian="italic" style:font-style-complex="italic"/>
    </style:style>
    <style:style style:name="P18" style:family="paragraph" style:parent-style-name="SBC_3a_paragraph">
      <style:text-properties fo:font-size="12pt" officeooo:rsid="003db46c" officeooo:paragraph-rsid="003db46c" style:font-size-asian="10.5pt" style:font-size-complex="12pt"/>
    </style:style>
    <style:style style:name="P19" style:family="paragraph" style:parent-style-name="SBC_3a_paragraph" style:list-style-name="L2">
      <style:paragraph-properties fo:margin-top="0.009cm" fo:margin-bottom="0cm" loext:contextual-spacing="false"/>
      <style:text-properties fo:font-size="12pt" fo:font-style="normal" officeooo:rsid="000ea95a" officeooo:paragraph-rsid="000ea95a" fo:background-color="transparent" style:font-size-asian="12pt" style:font-style-asian="normal" style:font-size-complex="12pt" style:font-style-complex="normal"/>
    </style:style>
    <style:style style:name="P20" style:family="paragraph" style:parent-style-name="SBC_3a_paragraph">
      <style:paragraph-properties fo:margin-left="0cm" fo:margin-right="0cm" fo:text-indent="0cm" style:auto-text-indent="false"/>
      <style:text-properties style:text-position="0% 100%" fo:font-style="normal" fo:font-weight="bold" officeooo:rsid="003b5344" officeooo:paragraph-rsid="003b5344" style:font-style-asian="normal" style:font-weight-asian="bold" style:font-style-complex="normal" style:font-weight-complex="bold"/>
    </style:style>
    <style:style style:name="P21" style:family="paragraph" style:parent-style-name="SBC_3a_reference">
      <style:paragraph-properties fo:text-align="start" style:justify-single-word="false"/>
      <style:text-properties officeooo:paragraph-rsid="003dbfa5"/>
    </style:style>
    <style:style style:name="P22" style:family="paragraph" style:parent-style-name="SBC_3a_reference">
      <style:paragraph-properties fo:text-align="justify" style:justify-single-word="false"/>
      <style:text-properties officeooo:paragraph-rsid="003dbfa5"/>
    </style:style>
    <style:style style:name="P23" style:family="paragraph" style:parent-style-name="SBC_3a_reference">
      <style:paragraph-properties fo:margin-left="0cm" fo:margin-right="0cm" fo:text-align="start" style:justify-single-word="false" fo:text-indent="0cm" style:auto-text-indent="false"/>
      <style:text-properties officeooo:paragraph-rsid="003dbfa5"/>
    </style:style>
    <style:style style:name="P24" style:family="paragraph" style:parent-style-name="SBC_3a_title" style:master-page-name="Standard">
      <style:paragraph-properties style:page-number="auto"/>
      <style:text-properties officeooo:rsid="00037776" officeooo:paragraph-rsid="00037776"/>
    </style:style>
    <style:style style:name="P25" style:family="paragraph" style:parent-style-name="SBC_3a_title_3a_1">
      <style:text-properties officeooo:rsid="00037776" officeooo:paragraph-rsid="00037776"/>
    </style:style>
    <style:style style:name="P26" style:family="paragraph" style:parent-style-name="SBC_3a_title_3a_1">
      <style:text-properties officeooo:rsid="00055396" officeooo:paragraph-rsid="00055396"/>
    </style:style>
    <style:style style:name="P27" style:family="paragraph" style:parent-style-name="SBC_3a_title_3a_1">
      <style:text-properties officeooo:rsid="000d096d" officeooo:paragraph-rsid="000d096d"/>
    </style:style>
    <style:style style:name="P28" style:family="paragraph" style:parent-style-name="SBC_3a_title_3a_1">
      <style:text-properties officeooo:rsid="000ea95a" officeooo:paragraph-rsid="000ea95a"/>
    </style:style>
    <style:style style:name="P29" style:family="paragraph" style:parent-style-name="SBC_3a_title_3a_1">
      <style:text-properties officeooo:rsid="0029d9f1" officeooo:paragraph-rsid="0029d9f1"/>
    </style:style>
    <style:style style:name="P30" style:family="paragraph" style:parent-style-name="SBC_3a_title_3a_1">
      <style:text-properties officeooo:paragraph-rsid="0029d9f1"/>
    </style:style>
    <style:style style:name="P31" style:family="paragraph" style:parent-style-name="SBC_3a_paragraph_3a_first">
      <style:text-properties fo:font-size="12pt" officeooo:rsid="003db46c" officeooo:paragraph-rsid="003db46c" style:font-size-asian="10.5pt" style:font-size-complex="12pt"/>
    </style:style>
    <style:style style:name="P32" style:family="paragraph">
      <loext:graphic-properties draw:fill-color="#dddddd"/>
      <style:text-properties fo:font-size="12pt"/>
    </style:style>
    <style:style style:name="P33" style:family="paragraph">
      <loext:graphic-properties draw:fill-color="#ddddd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887b7" style:font-style-asian="italic" style:font-style-complex="italic"/>
    </style:style>
    <style:style style:name="T5" style:family="text">
      <style:text-properties fo:font-style="italic" officeooo:rsid="003b5344" style:font-style-asian="italic" style:font-style-complex="italic"/>
    </style:style>
    <style:style style:name="T6" style:family="text">
      <style:text-properties officeooo:rsid="00037776"/>
    </style:style>
    <style:style style:name="T7" style:family="text">
      <style:text-properties fo:font-style="normal" style:font-style-asian="normal" style:font-style-complex="normal"/>
    </style:style>
    <style:style style:name="T8" style:family="text">
      <style:text-properties fo:font-style="normal" officeooo:rsid="00158882" style:font-style-asian="normal" style:font-style-complex="normal"/>
    </style:style>
    <style:style style:name="T9" style:family="text">
      <style:text-properties fo:font-style="normal" officeooo:rsid="003887b7" style:font-style-asian="normal" style:font-style-complex="normal"/>
    </style:style>
    <style:style style:name="T10" style:family="text">
      <style:text-properties officeooo:rsid="000ea95a"/>
    </style:style>
    <style:style style:name="T11" style:family="text">
      <style:text-properties officeooo:rsid="002a1bc7"/>
    </style:style>
    <style:style style:name="T12" style:family="text">
      <style:text-properties officeooo:rsid="002b9c4f"/>
    </style:style>
    <style:style style:name="T13" style:family="text">
      <style:text-properties officeooo:rsid="002c36e1"/>
    </style:style>
    <style:style style:name="T14" style:family="text">
      <style:text-properties officeooo:rsid="0032b21e"/>
    </style:style>
    <style:style style:name="T15" style:family="text">
      <style:text-properties officeooo:rsid="00381adc"/>
    </style:style>
    <style:style style:name="T16" style:family="text">
      <style:text-properties officeooo:rsid="003887b7"/>
    </style:style>
    <style:style style:name="T17" style:family="text">
      <style:text-properties officeooo:rsid="00395968"/>
    </style:style>
    <style:style style:name="T18" style:family="text">
      <style:text-properties officeooo:rsid="003b5344"/>
    </style:style>
    <style:style style:name="T19" style:family="text">
      <style:text-properties officeooo:rsid="003dbfa5"/>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dddddd" draw:textarea-horizontal-align="justify" draw:textarea-vertical-align="middle" draw:auto-grow-height="false" fo:min-height="1.115cm" fo:min-width="2.07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ddddd" draw:textarea-horizontal-align="justify" draw:textarea-vertical-align="middle" draw:auto-grow-height="false" fo:min-height="0.776cm" fo:min-width="11.4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ocumentação do <text:span text:style-name="T15">terceiro</text:span> trabalho prático da disciplina de Estrutura de Dados</text:p>
      <text:p text:style-name="SBC_3a_author_28_s_29_"><text:span text:style-name="T6">Lucas</text:span> <text:span text:style-name="T6">R</text:span>. <text:span text:style-name="T6">P.</text:span> <text:span text:style-name="T6">Machado</text:span><text:span text:style-name="T1">1</text:span></text:p>
      <text:p text:style-name="SBC_3a_institution"><text:span text:style-name="T1">1</text:span><text:span text:style-name="T6">Departamento de Ciência da Computação</text:span> – <text:span text:style-name="T6">Universidade Federal de Minas Gerais (UFMG)</text:span></text:p>
      <text:p text:style-name="SBC_3a_email"><text:span text:style-name="T6">lucasresende</text:span>@<text:span text:style-name="T6">dcc.ufmg</text:span>.br</text:p>
      <text:p text:style-name="SBC_3a_abstract"><text:span text:style-name="T2">Abstract.</text:span> <text:span text:style-name="T6">This document has the objective of explaining how the software to solve the Morse problem proposed works and what was the mindset behind most of the code.</text:span></text:p>
      <text:p text:style-name="SBC_3a_resumo"><text:span text:style-name="T2">Resumo.</text:span> <text:span text:style-name="T6">Esse documento tem como objetivo explicar como o programa para resolver o problema de morse funciona e qual foi a ideia por trás de cada parte do programa.</text:span></text:p>
      <text:h text:style-name="P25" text:outline-level="1">Introdução</text:h>
      <text:p text:style-name="P11">O trabalho consiste em fazer um decodificador de códigos no formato de Morse utilizando uma árvore Trie para armazenar a “tradução” das sequencias de pontos e traços para o alfabeto alfanumérico. </text:p>
      <text:p text:style-name="P1">Para isso devemos receber pela entrada padrão a sequencia dos códigos Morse sendo que letras são separadas por um espaço e palavras pelo caractere “/”. Para guardar isso na árvore, devemos criar nós como em uma árvore binária, mas ao invés de comparar se um elemento é maior ou menor que o outro para decidir se o nó vai ser a direita ou a esquerda do nó atual, devemos ver qual o dígito na posição da chave igual à altura do nó atual na árvore. Caso seja um traço o nó será criado em um dos lado e caso seja um ponto o nó é criado no outro lado. Dessa forma teremos um jeito simples e eficiente de achar essa chave posteriormente visto que é necessário apenas que a cada nível da árvore escolhermos o caminho baseado no dígito à copiar a chave desejada.</text:p>
      <text:h text:style-name="P26" text:outline-level="1">Implementação</text:h>
      <text:p text:style-name="P12"><text:span text:style-name="T8">P</text:span><text:span text:style-name="T7">ara a resolução do problema foram criados dois arquivos, sendo eles o </text:span><text:span text:style-name="T3">main.cpp </text:span><text:span text:style-name="T7">e o </text:span><text:span text:style-name="T3">tree.hpp</text:span><text:span text:style-name="T7">.</text:span></text:p>
      <text:p text:style-name="P2"><text:span text:style-name="T7">O </text:span><text:span text:style-name="T3">main.cpp </text:span><text:span text:style-name="T7">tem como objetivo fazer a interface entre os comandos e entradas recebidas pelo programa e a conversão dos caracteres. Inicialmente é criado o objeto da árvore que logo em seguida é populado usado os valores encontrados no arquivo “</text:span><text:span text:style-name="T3">morse.txt</text:span><text:span text:style-name="T7">”</text:span><text:span text:style-name="T3">, </text:span><text:span text:style-name="T7">que contém as definições das traduções de Morse para alfabeto. Logo <text:s/>em seguida é lido da entrada padrão todas as linhas e palavras a serem traduzidas, e para cada uma delas o método de tradução de uma letra na classe </text:span><text:span text:style-name="T3">Tree</text:span><text:span text:style-name="T7"> é chamado e o resultado é impresso na tela. Por último, caso o modificado “</text:span><text:span text:style-name="T3">-a</text:span><text:span text:style-name="T7">” seja inserido na execução do programa, é chamado o método que imprime a árvore em pré-ordem.</text:span></text:p>
      <text:p text:style-name="P2"><text:span text:style-name="T7">Já no arquivo </text:span><text:span text:style-name="T3">tree.cpp</text:span><text:span text:style-name="T7"> é onde está contida toda a lógica relacionada a árvore Trie. Inicialmente </text:span><text:span text:style-name="T9">temos os métodos:</text:span></text:p>
      <text:list xml:id="list1657272302" text:style-name="L1">
        <text:list-item>
          <text:p text:style-name="P17">insert(string, string) – <text:span text:style-name="T7">Responsável por adicionar uma nova chave na árvore. O </text:span><text:soft-page-break/><text:span text:style-name="T7">funcionamente desse método é bem simples. Primeiro faremos uma busca na árvore seguindo os dígitos da chave desejada, caso no meio do caminho seja encontrado um nó nulo, se deve criar um nó e prosseguir até que todos os nós requeridos para guardar a chave inteira sejam criados. Caso já existam todos os nós necessários, é necessário apenas trocar o valor que o nó final guarda para o valor que queremos armazenar na árvore.</text:span></text:p>
        </text:list-item>
        <text:list-item>
          <text:p text:style-name="P17">search(string) – <text:span text:style-name="T7">Método que retorna o valor do nó cuja chave seja igual à passada para essa função. O método funciona de forma bastante similar ao método de inserção de dados, porém caso encontre um nó nulo no meio do caminho o método vai indicar que a chave desejada não está na árvore e caso ache o nó correto o método vai retornar o valor daquele nó.</text:span></text:p>
        </text:list-item>
        <text:list-item>
          <text:p text:style-name="P17">pre_order() - <text:span text:style-name="T7">Método que inicia a cadeia de recursões iniciando na raíz na árvore que gerarão o encaminhamento pré-ordem da mesma.</text:span></text:p>
        </text:list-item>
      </text:list>
      <text:p text:style-name="P6"><text:tab/>Foi tido o devido cuidado em relação à <text:span text:style-name="T3">memory leaks</text:span> tanto na classe da árvore (<text:span text:style-name="T3">Tree</text:span>) quanto na classe do nó <text:span text:style-name="T3">(Node), </text:span>liberando o espaço na memória préviamente ocupado pela raíz da árvore e dos nós do ponto e da linha respectivamente.</text:p>
      <text:p text:style-name="P7"><text:tab/><text:span text:style-name="T16">Quanto a leitura dos arquivos foi utilizado as estruturas “</text:span><text:span text:style-name="T4">ifstream” (</text:span><text:span text:style-name="T16">que transforma um arquivo em uma </text:span><text:span text:style-name="T4">stream</text:span><text:span text:style-name="T16"> de dados para ser utilizada posteriormente em um </text:span><text:span text:style-name="T4">while</text:span><text:span text:style-name="T16"> lendo cada bloco de texto) e “</text:span><text:span text:style-name="T4">istringstream” (</text:span><text:span text:style-name="T16">que transforma uma string em uma </text:span><text:span text:style-name="T4">stream</text:span><text:span text:style-name="T16"> de dados para, da mesma forma que o </text:span><text:span text:style-name="T4">ifstream</text:span><text:span text:style-name="T16">, facilitar o acesso aos dados contidos nela). Também foi utilizado o método </text:span><text:span text:style-name="T4">“getline”</text:span><text:span text:style-name="T16"> ao invés do tradicional “cin &gt;&gt;” para a leitura dos dados da entrada padrão visto que a separação entre as linhas é importante já que na saída esperada do programa, para cada linha de entrada tem que ser impressa um linha de saída, impossibilitando o uso da </text:span><text:span text:style-name="T4">stream </text:span><text:span text:style-name="T16">de dados do </text:span><text:span text:style-name="T4">“cin &gt;&gt;” </text:span><text:span text:style-name="T16">que separa a entrada por espaços também.</text:span></text:p>
      <text:h text:style-name="P27" text:outline-level="1">Instruções de compilação e execução</text:h>
      <text:p text:style-name="P10"><draw:custom-shape text:anchor-type="paragraph" draw:z-index="0" draw:name="Shape4" draw:style-name="gr1" draw:text-style-name="P32" svg:width="2.073cm" svg:height="1.116cm" svg:x="1.085cm" svg:y="0.963cm"><text:p/><draw:enhanced-geometry svg:viewBox="0 0 21600 21600" draw:type="rectangle" draw:enhanced-path="M 0 0 L 21600 0 21600 21600 0 21600 0 0 Z N"/></draw:custom-shape>Para compilar o programa, deve-se executar no terminal na pasta raiz do projeto:<text:line-break/></text:p>
      <text:p text:style-name="P14">make clean</text:p>
      <text:p text:style-name="P14">make</text:p>
      <text:p text:style-name="P4"/>
      <text:p text:style-name="P4"><draw:custom-shape text:anchor-type="paragraph" draw:z-index="1" draw:name="Shape5" draw:style-name="gr2" draw:text-style-name="P33" svg:width="11.415cm" svg:height="0.777cm" svg:x="0.986cm" svg:y="0.833cm"><text:p/><draw:enhanced-geometry svg:viewBox="0 0 21600 21600" draw:type="rectangle" draw:enhanced-path="M 0 0 L 21600 0 21600 21600 0 21600 0 0 Z N"/></draw:custom-shape>E então para executa-lo basta executar o comando:<text:line-break/></text:p>
      <text:p text:style-name="P15">./<text:span text:style-name="T10">main [-a] &lt;arquivo_de_entrada.in</text:span></text:p>
      <text:p text:style-name="P3"/>
      <text:p text:style-name="P5">Sendo que as opções possíveis para os parâmetros são:</text:p>
      <text:list xml:id="list1203211065" text:style-name="L2">
        <text:list-item>
          <text:p text:style-name="P19">[-<text:span text:style-name="T17">a</text:span>]</text:p>
          <text:list>
            <text:list-item>
              <text:p text:style-name="P19">Caso incluido no comando, <text:span text:style-name="T17">será impressa ao final da saída do programa o encaminhamento pré-ordem da árvore criada.</text:span></text:p>
            </text:list-item>
          </text:list>
        </text:list-item>
      </text:list>
      <text:h text:style-name="P28" text:outline-level="1">Análise <text:span text:style-name="T17">de complexidade</text:span></text:h>
      <text:p text:style-name="P13">Temos dois aspectos principais para a análise de complexidade do programa: Inserção de novos dados e a recuperação de dados já inseridos.</text:p>
      <text:p text:style-name="P9">4.1. Análise de complexidade da inserção</text:p>
      <text:p text:style-name="P8">Como cada caractere em morse é definido por 1 a 5 dígitos (ou um ponto ou um traço) e cada um desses dígitos representa uma decisão de para onde descer um nível na <draw:frame draw:style-name="fr1" draw:name="Object1" text:anchor-type="as-char" svg:width="0.201cm" svg:height="0.474cm" draw:z-index="2"><draw:object xlink:href="./Object 1" xlink:type="simple" xlink:show="embed" xlink:actuate="onLoad"/><draw:image xlink:href="./ObjectReplacements/Object 1" xlink:type="simple" xlink:show="embed" xlink:actuate="onLoad"/></draw:frame><text:soft-page-break/>árvore, temos que o máximo de comparações que temos para inserir um novo caractere é o número de dígitos da sua representação em morse. <text:span text:style-name="T18">Como um novo dígito só é inserido quando número de caracteres necessários é uma potência de 2, o número de comparações necessárias com um número de caracteres necessário </text:span><text:span text:style-name="T18"><draw:frame draw:style-name="fr2" draw:name="Object5" text:anchor-type="as-char" svg:width="0.422cm" svg:height="0.474cm" draw:z-index="6"><draw:object xlink:href="./Object 5" xlink:type="simple" xlink:show="embed" xlink:actuate="onLoad"/><draw:image xlink:href="./ObjectReplacements/Object 5" xlink:type="simple" xlink:show="embed" xlink:actuate="onLoad"/></draw:frame></text:span><text:span text:style-name="T5"><text:s/></text:span><text:span text:style-name="T18">é </text:span><text:span text:style-name="T18"><draw:frame draw:style-name="fr1" draw:name="Object2" text:anchor-type="as-char" svg:width="1.469cm" svg:height="0.54cm" draw:z-index="3"><draw:object xlink:href="./Object 2" xlink:type="simple" xlink:show="embed" xlink:actuate="onLoad"/><draw:image xlink:href="./ObjectReplacements/Object 2" xlink:type="simple" xlink:show="embed" xlink:actuate="onLoad"/></draw:frame></text:span><text:span text:style-name="T18">.</text:span></text:p>
      <text:p text:style-name="P20">4.2. Análise de complexidade da busca</text:p>
      <text:p text:style-name="P8"><text:span text:style-name="T18">Da mesma forma que na inserção, como para chegar no nó com uma chave desejada é </text:span><text:span text:style-name="T18"><draw:frame draw:style-name="fr1" draw:name="Object3" text:anchor-type="as-char" svg:width="1.469cm" svg:height="0.54cm" draw:z-index="4"><draw:object xlink:href="./Object 3" xlink:type="simple" xlink:show="embed" xlink:actuate="onLoad"/><draw:image xlink:href="./ObjectReplacements/Object 3" xlink:type="simple" xlink:show="embed" xlink:actuate="onLoad"/></draw:frame></text:span><text:span text:style-name="T18">, a busca, que faz exatamente isso, também terá complexidade </text:span><text:span text:style-name="T18"><draw:frame draw:style-name="fr1" draw:name="Object4" text:anchor-type="as-char" svg:width="1.469cm" svg:height="0.54cm" draw:z-index="5"><draw:object xlink:href="./Object 4" xlink:type="simple" xlink:show="embed" xlink:actuate="onLoad"/><draw:image xlink:href="./ObjectReplacements/Object 4" xlink:type="simple" xlink:show="embed" xlink:actuate="onLoad"/></draw:frame></text:span><text:span text:style-name="T18">dado que </text:span><text:span text:style-name="T18"><draw:frame draw:style-name="fr2" draw:name="Object6" text:anchor-type="as-char" svg:width="0.422cm" svg:height="0.474cm" draw:z-index="7"><draw:object xlink:href="./Object 6" xlink:type="simple" xlink:show="embed" xlink:actuate="onLoad"/><draw:image xlink:href="./ObjectReplacements/Object 6" xlink:type="simple" xlink:show="embed" xlink:actuate="onLoad"/></draw:frame></text:span><text:span text:style-name="T18">é o número de caracteres em um código Morse.</text:span></text:p>
      <text:h text:style-name="P29" text:outline-level="1">Conclusão</text:h>
      <text:p text:style-name="P31"><text:span text:style-name="T7">As árvores de pesquisa são sem dúvida uma das melhores estruturas de dados possíveis quando temos dados como os do problema, imutáveis e de simples indexação, tendo uma complexidade extremamente baixa. Porém em casos mais complexos, onde os valores e posições de nossa árvore são mutáveis, por mais que árvores ainda são bastante eficientes, elas terão um custo consideravelmente maior para manter a árvore balanceada por exemplo. Outro problema que pode surgir dependendo do problema é a difícil indexação dessas chaves. Nesse problema foi extremamente simples colocar as chaves na posição correta visto que nossa chave era simplesmente uma cadeia de caracteres que possuiam apenas duas opções. Em problemas onde a chave poderia ser um objeto de uma classe por exemplo teriamos um problema bem mais desafiador.</text:span></text:p>
      <text:p text:style-name="P18"><text:span text:style-name="T7">Em geral foi um trabalho não tão difícil de implementar mas bastante interessante como instrumento de aprendizado e fixação do conteúdo, até porque esse é um conteúdo muito utilizado.</text:span></text:p>
      <text:h text:style-name="P30" text:outline-level="1">Refer<text:span text:style-name="T13">ê</text:span>nc<text:span text:style-name="T11">ia</text:span>s <text:span text:style-name="T13">bibliográficas</text:span></text:h>
      <text:p text:style-name="P16">Halim, S., Halim, F. (2011) “Visualgo”, Acesso em Ju<text:span text:style-name="T19">l</text:span>ho, 2019:</text:p>
      <text:p text:style-name="P16"><text:tab/>https://visualgo.net/bn/sorting</text:p>
      <text:p text:style-name="P21"><text:span text:style-name="T19">Luiz A. de P. </text:span>(<text:span text:style-name="T12">2018</text:span>) “<text:span text:style-name="T19">Árvore Binária</text:span>”, <text:span text:style-name="T12">Acesso em Julho, 2019:</text:span> http://www.ppgia.pucpr.br/~laplima/ensino/tap/contents/12_arvbin.html</text:p>
      <text:p text:style-name="P22"><text:span text:style-name="T19">Feofiloff, P. </text:span>(<text:span text:style-name="T12">2004</text:span>) “<text:span text:style-name="T19">Árvores binárias</text:span>”, <text:span text:style-name="T12">Acesso em Julho, 2019:</text:span><text:line-break/>https://www.ime.usp.br/~pf/algoritmos/aulas/bint.html</text:p>
      <text:p text:style-name="P21"><text:span text:style-name="T13">Jain, S.</text:span> “<text:span text:style-name="T13">GeeksforGeeks</text:span>”, <text:span text:style-name="T12">Acesso em Julho, 2019:<text:line-break/></text:span>https://www.geeksforgeeks.org/</text:p>
      <text:p text:style-name="P23"><text:span text:style-name="T19">“Coding Freak”. “Trie Data Structure: Overview and Practice Problems”, Acesso em Julho, 2019:<text:line-break/> <text:s text:c="4"/></text:span>https://medium.com/@codingfreak/trie-data-structure-overview-and-practice-problems-2db1bad4bf49</text:p>
      <text:p text:style-name="P23"><text:span text:style-name="T19">Galles, D. “Trie Visualization”, Acesso em Julho, 2019:<text:line-break/> <text:s text:c="4"/></text:span>https://www.cs.usfca.edu/~galles/visualization/Trie.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medium-content-title-font" svg:font-family="medium-content-title-font, Georgia, Cambria, 'Times New Roman', Times, 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8-03T10:11:27.48</meta:creation-date>
    <dc:language>pt-BR</dc:language>
    <meta:editing-cycles>20</meta:editing-cycles>
    <meta:editing-duration>PT1H18M26S</meta:editing-duration>
    <dc:date>2019-07-06T13:56:08.084351016</dc:date>
    <meta:document-statistic meta:table-count="0" meta:image-count="0" meta:object-count="6" meta:page-count="3" meta:paragraph-count="44" meta:word-count="1200" meta:character-count="7357" meta:non-whitespace-character-count="6191"/>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row>
      <msub>
        <mi>log</mi>
        <mn>2</mn>
      </msub>
      <mrow>
        <mo fence="true" stretchy="false">(</mo>
        <mrow>
          <mi>n</mi>
        </mrow>
        <mo fence="true" stretchy="false">)</mo>
      </mrow>
    </mrow>
    <annotation encoding="StarMath 5.0">log_2
( n )</annotation>
  </semantics>
</math>
</file>

<file path=Object 3/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4/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i>n</mi>
    <annotation encoding="StarMath 5.0">n</annotation>
  </semantics>
</math>
</file>